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 entanto, rcv1 como distribuído é simplesmente uma coleção de histórias de newswire, não uma coleção de testes. Inclui erros conhecidos na cessão de categorias, fornece listas de descrições de categorias que não são consistentes com as categorias atribuídas aos artigos, e carece de documentação essencial sobre a semântica pretendida da cessão da categoria. </text:p>
      <text:p text:style-name="Standard"/>
      <text:p text:style-name="Standard">apenas histórias em inglês produzidas por jornalistas da Reuters entre 20 de agosto de 1996 e 19 de agosto de 1997.</text:p>
      <text:p text:style-name="Standard"/>
      <text:p text:style-name="Standard">códigos de categoria de três conjuntos (Tópicos, Indústrias e Regiões) foram atribuídos a histórias. </text:p>
      <text:p text:style-name="Standard"/>
      <text:p text:style-name="Standard">Códigos-tópicos foram designados para capturar os principais assuntos de uma história. Foram organizados em quatro grupos hierárquicos: CCAT (Corporate/Industrial), ECAT (Economia), GCAT (Governo/Social) e MCAT (Mercados). </text:p>
      <text:p text:style-name="Standard"/>
      <text:p text:style-name="P1">Códigos da indústria </text:p>
      <text:p text:style-name="Standard"><text:tab/>Foram agrupados em 10 subhierarquias, como I2 (METAIS E MINERAIS) e I5 (CONSTRUÇÃO).</text:p>
      <text:p text:style-name="Standard"/>
      <text:p text:style-name="P1">códigos da região </text:p>
      <text:p text:style-name="Standard">incluíam locais geográficos e agrupamentos econômicos/políticos. Nenhuma taxonomia hierárquica foi definida.</text:p>
      <text:p text:style-name="Standard"/>
      <text:p text:style-name="Standard">PADRÕES DEFINIDOS</text:p>
      <text:list xml:id="list7860058766183347755" text:style-name="L2">
        <text:list-item>
          <text:p text:style-name="P3">Política do Código Mínimo: Cada história era necessária para ter pelo menos um código tópico e um código regional.</text:p>
        </text:list-item>
      </text:list>
      <text:list xml:id="list4614452139876464109" text:style-name="L1">
        <text:list-item>
          <text:p text:style-name="P2">Política de Hierarquia: A codificação deveria atribuir os códigos apropriados mais específicos dos conjuntos tópico e da indústria</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30T20:12:28.42</meta:creation-date>
    <dc:date>2020-02-03T18:58:43.93</dc:date>
    <meta:editing-duration>P3DT22H31M2S</meta:editing-duration>
    <meta:editing-cycles>2</meta:editing-cycles>
    <meta:generator>OpenOffice/4.1.2$Win32 OpenOffice.org_project/412m3$Build-9782</meta:generator>
    <meta:document-statistic meta:table-count="0" meta:image-count="0" meta:object-count="0" meta:page-count="1" meta:paragraph-count="11" meta:word-count="186" meta:character-count="1295"/>
  </office:meta>
</office:document-meta>
</file>